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loext:decorative="false"/>
    </style:style>
    <style:style style:name="gr2" style:family="graphic" style:parent-style-name="objectwithoutfill">
      <style:graphic-properties draw:stroke="solid" draw:stroke-dash="Ultrafine_20_Dashed" svg:stroke-color="#999999" draw:marker-end="" draw:marker-end-width="0.3cm" draw:fill="none" draw:textarea-vertical-align="middle" loext:decorative="false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loext:decorative="false"/>
      <style:paragraph-properties style:writing-mode="lr-tb"/>
    </style:style>
    <style:style style:name="gr4" style:family="graphic" style:parent-style-name="standard">
      <style:graphic-properties svg:stroke-color="#9999ff" draw:fill="solid" draw:fill-color="#9999ff" draw:auto-grow-height="false" fo:min-height="0.749cm" fo:min-width="0.499cm" fo:wrap-option="no-wrap" loext:decorative="false"/>
      <style:paragraph-properties style:writing-mode="lr-tb"/>
    </style:style>
    <style:style style:name="gr5" style:family="graphic" style:parent-style-name="standard">
      <style:graphic-properties svg:stroke-width="0.05cm" svg:stroke-color="#666666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draw:stroke="solid" draw:stroke-dash="Ultrafine_20_Dashed" svg:stroke-color="#e6e6e6" draw:marker-start="" draw:marker-end="" draw:fill="solid" draw:fill-color="#cccccc" draw:textarea-horizontal-align="justify" draw:textarea-vertical-align="middle" draw:auto-grow-height="false" loext:decorative="false"/>
      <style:paragraph-properties style:writing-mode="lr-tb"/>
    </style:style>
    <style:style style:name="gr7" style:family="graphic" style:parent-style-name="objectwithoutfill">
      <style:graphic-properties draw:stroke="solid" draw:stroke-dash="Ultrafine_20_Dashed" svg:stroke-color="#999999" draw:marker-start="" draw:marker-end="" draw:marker-end-width="0.3cm" draw:fill="none" draw:textarea-vertical-align="middle" loext:decorative="false"/>
    </style:style>
    <style:style style:name="gr8" style:family="graphic" style:parent-style-name="objectwithoutfill">
      <style:graphic-properties draw:stroke="solid" draw:stroke-dash="Ultrafine_20_Dashed" svg:stroke-width="0.1cm" svg:stroke-color="#9999ff" draw:marker-start="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color="#aecf00" draw:marker-end="" draw:fill-color="#aecf00" draw:textarea-horizontal-align="justify" draw:textarea-vertical-align="middle" draw:auto-grow-height="false" loext:decorative="false"/>
      <style:paragraph-properties style:writing-mode="lr-tb"/>
    </style:style>
    <style:style style:name="gr10" style:family="graphic" style:parent-style-name="objectwithoutfill">
      <style:graphic-properties svg:stroke-width="0.1cm" svg:stroke-color="#9999ff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color="#9999ff" draw:marker-end="" draw:fill="solid" draw:fill-color="#9999ff" draw:auto-grow-height="false" fo:min-height="0.749cm" fo:min-width="0.499cm" fo:wrap-option="no-wrap" loext:decorative="false"/>
      <style:paragraph-properties style:writing-mode="lr-tb"/>
    </style:style>
    <style:style style:name="gr12" style:family="graphic" style:parent-style-name="standard">
      <style:graphic-properties svg:stroke-color="#aecf00" draw:fill="solid" draw:fill-color="#aecf00" draw:textarea-horizontal-align="justify" draw:textarea-vertical-align="middle" draw:auto-grow-height="fals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3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414cm" fo:min-width="1.534cm" loext:decorative="false"/>
      <style:paragraph-properties style:writing-mode="lr-tb"/>
    </style:style>
    <style:style style:name="gr17" style:family="graphic" style:parent-style-name="standard">
      <style:graphic-properties svg:stroke-color="#aecf00" draw:fill-color="#aecf00" draw:textarea-horizontal-align="justify" draw:textarea-vertical-align="middle" draw:auto-grow-height="false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9999ff" draw:marker-start-width="0.125cm" draw:marker-end="Arrow" draw:marker-end-width="0.225cm" draw:fill="none" draw:textarea-vertical-align="middle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draw:stroke="solid" draw:stroke-dash="Ultrafine_20_Dashed" svg:stroke-width="0cm" svg:stroke-color="#999999" draw:marker-start-width="0.2cm" draw:marker-end="Arrowheads_20_3" draw:marker-end-width="0.3cm" draw:fill="none" draw:textarea-vertical-align="middle" fo:padding-top="0.125cm" fo:padding-bottom="0.125cm" fo:padding-left="0.25cm" fo:padding-right="0.25cm" loext:decorative="false"/>
    </style:style>
    <style:style style:name="gr20" style:family="graphic" style:parent-style-name="standard">
      <style:graphic-properties svg:stroke-color="#808080" draw:fill-color="#ffffff" draw:textarea-horizontal-align="justify" draw:textarea-vertical-align="middle" draw:auto-grow-height="false" loext:decorative="false"/>
      <style:paragraph-properties style:writing-mode="lr-tb"/>
    </style:style>
    <style:style style:name="gr21" style:family="graphic" style:parent-style-name="objectwithoutfill">
      <style:graphic-properties draw:stroke="solid" draw:stroke-dash="Ultrafine_20_Dashed" svg:stroke-width="0.05cm" svg:stroke-color="#999999" draw:marker-start-width="0.275cm" draw:marker-end="Arrowheads_20_3" draw:marker-end-width="0.375cm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.2cm" loext:decorative="false"/>
      <style:paragraph-properties style:writing-mode="lr-tb"/>
    </style:style>
    <style:style style:name="gr23" style:family="graphic" style:parent-style-name="standard">
      <style:graphic-properties svg:stroke-color="#aecf00" draw:fill="solid" draw:fill-color="#aecf00" draw:textarea-horizontal-align="justify" draw:textarea-vertical-align="middle" draw:auto-grow-height="false" fo:min-height="0.744cm" fo:min-width="3.394cm" loext:decorative="false"/>
      <style:paragraph-properties style:writing-mode="lr-tb"/>
    </style:style>
    <style:style style:name="gr24" style:family="graphic" style:parent-style-name="standard">
      <style:graphic-properties svg:stroke-color="#808080" draw:fill-color="#ffffff" draw:textarea-horizontal-align="justify" draw:textarea-vertical-align="middle" draw:auto-grow-height="false" fo:min-height="0.849cm" fo:min-width="0.97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marker-start="" draw:marker-end="" svg:stroke-opacity="50%" draw:fill="none" draw:fill-color="#ffffff" draw:textarea-horizontal-align="left" draw:auto-grow-height="true" draw:auto-grow-width="true" fo:min-height="0.916cm" fo:min-width="2.826cm" loext:decorative="false"/>
      <style:paragraph-properties style:writing-mode="lr-tb"/>
    </style:style>
    <style:style style:name="gr26" style:family="graphic" style:parent-style-name="objectwithoutfill">
      <style:graphic-properties svg:stroke-width="0.1cm" svg:stroke-color="#9999ff" draw:marker-start-width="0.35cm" draw:marker-end="Arrowheads_20_4" draw:marker-end-width="0.45cm" svg:stroke-opacity="50%" draw:fill="none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solid" draw:fill-color="#9999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 draw:fill-color="#cccccc"/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aecf00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aecf00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loext:graphic-properties draw:fill="solid" draw:fill-color="#aecf00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solid" draw:fill-color="#9999ff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-color="#ffffff"/>
      <style:paragraph-properties fo:text-align="center"/>
      <style:text-properties fo:color="#808080" loext:opacity="100%"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solid" draw:fill-color="#aecf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style:paragraph-properties fo:text-align="center"/>
      <style:text-properties fo:color="#666666" loext:opacity="100%" fo:font-style="italic"/>
    </style:style>
    <style:style style:name="P22" style:family="paragraph">
      <loext:graphic-properties draw:fill="none" draw:fill-color="#ffffff"/>
      <style:paragraph-properties fo:text-align="center"/>
      <style:text-properties fo:color="#666666" loext:opacity="100%" fo:font-size="10pt" fo:font-style="italic" style:font-size-asian="10pt" style:font-size-complex="10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WenQuanYi Micro Hei" style:font-size-asian="9pt" style:font-style-asian="normal" style:font-weight-asian="normal" style:font-name-complex="Lohit Hindi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style:font-size-asian="4pt" style:font-size-complex="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style:font-name="Courier 10 Pitch1" fo:font-size="12pt" style:font-size-asian="12pt" style:font-size-complex="12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7pt" style:font-size-asian="6pt" style:font-size-complex="6pt"/>
    </style:style>
    <style:style style:name="T1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80808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cm" svg:height="4.1cm" svg:x="1.7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-1.501cm" svg:x1="8.3cm" svg:y1="14.65cm" svg:x2="16.1cm" svg:y2="17.699cm" draw:start-shape="id1" draw:start-glue-point="1" draw:end-shape="id2" draw:end-glue-point="3" svg:d="M8300 14650c3600 0-300 3049 7800 3049" svg:viewBox="0 0 7801 3050">
          <text:p/>
        </draw:connector>
        <draw:custom-shape draw:style-name="gr3" draw:text-style-name="P4" xml:id="id12" draw:id="id12" draw:layer="layout" svg:width="2.402cm" svg:height="2.902cm" svg:x="16.292cm" svg:y="12.191cm">
          <text:p text:style-name="P3"><text:span text:style-name="T1">Pressed</text:span></text:p>
          <text:p text:style-name="P3"><text:span text:style-name="T1">Json</text:span></text:p>
          <text:p text:style-name="P3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0" draw:id="id10" draw:layer="layout" svg:width="2.402cm" svg:height="2.902cm" svg:x="12.793cm" svg:y="12.192cm">
          <text:p text:style-name="P3"><text:span text:style-name="T1">Pressed</text:span></text:p>
          <text:p text:style-name="P3"><text:span text:style-name="T1">Json</text:span></text:p>
          <text:p text:style-name="P3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12.594cm" svg:y="11.993cm">
          <text:p text:style-name="P3"><text:span text:style-name="T1">Pressed</text:span></text:p>
          <text:p text:style-name="P3"><text:span text:style-name="T1">Json</text:span></text:p>
          <text:p text:style-name="P3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6" draw:id="id6" draw:layer="layout" svg:width="2.6cm" svg:height="1.701cm" svg:x="2.1cm" svg:y="2.999cm">
          <text:p text:style-name="P3"><text:span text:style-name="T3">fronts</text:span></text:p>
          <text:p text:style-name="P3"><text:span text:style-name="T3">tool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5" xml:id="id8" draw:id="id8" draw:layer="layout" svg:width="2.6cm" svg:height="1.702cm" svg:x="5.3cm" svg:y="2.998cm">
          <text:p text:style-name="P3"><text:span text:style-name="T3">config</text:span></text:p>
          <text:p text:style-name="P3"><text:span text:style-name="T3">tool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4" xml:id="id9" draw:id="id9" draw:layer="layout" svg:width="2.402cm" svg:height="2.902cm" svg:x="5.396cm" svg:y="13.095cm">
          <text:p text:style-name="P3"><text:span text:style-name="T4"/></text:p>
          <text:p text:style-name="P3"><text:span text:style-name="T4"/></text:p>
          <text:p text:style-name="P3"><text:span text:style-name="T4">config</text:span></text:p>
          <text:p text:style-name="P3"><text:span text:style-name="T4">.json</text:span></text:p>
          <text:p text:style-name="P3"><text:span text:style-name="T1"/></text:p>
          <text:p text:style-name="P3"><text:span text:style-name="T5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xml:id="id3" draw:id="id3" draw:layer="layout" svg:width="2.9cm" svg:height="2cm" svg:x="15.5cm" svg:y="2.8cm">
          <text:p text:style-name="P3"><text:span text:style-name="T6">CAPI</text:span></text:p>
          <text:p text:style-name="P3"><text:span text:style-name="T7"/></text:p>
          <text:p text:style-name="P3"><text:span text:style-name="T8">L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xml:id="id16" draw:id="id16" draw:layer="layout" svg:width="2.8cm" svg:height="2.002cm" svg:x="12.2cm" svg:y="2.798cm">
          <text:p text:style-name="P3"><text:span text:style-name="T6">CAPI</text:span></text:p>
          <text:p text:style-name="P3"><text:span text:style-name="T7"/></text:p>
          <text:p text:style-name="P7"><text:span text:style-name="T9">PREVIE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8" draw:layer="layout" svg:width="2.402cm" svg:height="2.902cm" svg:x="2.598cm" svg:y="13.497cm">
          <text:p text:style-name="P3"><text:span text:style-name="T10">Collection</text:span></text:p>
          <text:p text:style-name="P3"><text:span text:style-name="T10">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8" draw:layer="layout" svg:width="2.402cm" svg:height="2.902cm" svg:x="2.397cm" svg:y="13.296cm">
          <text:p text:style-name="P3"><text:span text:style-name="T10">Collection</text:span></text:p>
          <text:p text:style-name="P3"><text:span text:style-name="T10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8" draw:layer="layout" svg:width="2.402cm" svg:height="2.902cm" svg:x="2.197cm" svg:y="13.096cm">
          <text:p text:style-name="P3"><text:span text:style-name="T10">*Collection</text:span></text:p>
          <text:p text:style-name="P3"><text:span text:style-name="T10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8" draw:layer="layout" svg:width="2.402cm" svg:height="2.902cm" svg:x="2.598cm" svg:y="13.496cm">
          <text:p text:style-name="P3"><text:span text:style-name="T10">Collection</text:span></text:p>
          <text:p text:style-name="P3"><text:span text:style-name="T10">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8" draw:layer="layout" svg:width="2.402cm" svg:height="2.902cm" svg:x="2.397cm" svg:y="13.295cm">
          <text:p text:style-name="P3"><text:span text:style-name="T10">Collection</text:span></text:p>
          <text:p text:style-name="P3"><text:span text:style-name="T10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8" xml:id="id7" draw:id="id7" draw:layer="layout" svg:width="2.402cm" svg:height="2.902cm" svg:x="2.197cm" svg:y="13.095cm">
          <text:p text:style-name="P3"><text:span text:style-name="T11"/></text:p>
          <text:p text:style-name="P3"><text:span text:style-name="T12">collection</text:span></text:p>
          <text:p text:style-name="P3"><text:span text:style-name="T12">.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" draw:layer="layout" draw:type="curve" svg:x1="16.95cm" svg:y1="4.8cm" svg:x2="15.3cm" svg:y2="8.5cm" draw:start-shape="id3" draw:end-shape="id4" draw:end-glue-point="0" svg:d="M16950 4800c0 2776-1650 927-1650 3700" svg:viewBox="0 0 1651 3701">
          <text:p/>
        </draw:connector>
        <draw:connector draw:style-name="gr7" draw:text-style-name="P2" draw:layer="layout" draw:type="curve" draw:line-skew="0.799cm" svg:x1="8.3cm" svg:y1="14.65cm" svg:x2="13.3cm" svg:y2="9.05cm" draw:start-shape="id1" draw:start-glue-point="1" draw:end-shape="id4" draw:end-glue-point="3" svg:d="M8300 14650c4950 0 2450-5600 5000-5600" svg:viewBox="0 0 5001 5601">
          <text:p/>
        </draw:connector>
        <draw:connector draw:style-name="gr8" draw:text-style-name="P2" draw:layer="layout" draw:type="curve" svg:x1="15.3cm" svg:y1="9.6cm" svg:x2="17.096cm" svg:y2="11.794cm" draw:start-shape="id4" draw:start-glue-point="2" draw:end-shape="id5" draw:end-glue-point="4" svg:d="M15300 9600c0 1647 1796 550 1796 2194" svg:viewBox="0 0 1797 2195">
          <text:p/>
        </draw:connector>
        <draw:custom-shape draw:style-name="gr9" draw:text-style-name="P9" xml:id="id11" draw:id="id11" draw:layer="layout" svg:width="2.8cm" svg:height="0.9cm" svg:x="12.6cm" svg:y="16cm">
          <text:p text:style-name="P3"><text:span text:style-name="T13">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2" draw:id="id2" draw:layer="layout" svg:width="2.8cm" svg:height="0.799cm" svg:x="16.1cm" svg:y="17.3cm">
          <text:p text:style-name="P3"><text:span text:style-name="T14">facia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xml:id="id15" draw:id="id15" draw:layer="layout" svg:width="2.402cm" svg:height="2.902cm" svg:x="12.395cm" svg:y="11.794cm">
          <text:p text:style-name="P3"><text:span text:style-name="T2">pressed</text:span></text:p>
          <text:p text:style-name="P3"><text:span text:style-name="T2">.json</text:span></text:p>
          <text:p text:style-name="P3"><text:span text:style-name="T2"/></text:p>
          <text:p text:style-name="P3"><text:span text:style-name="T15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16.091cm" svg:y="11.99cm">
          <text:p text:style-name="P3"><text:span text:style-name="T1">Pressed</text:span></text:p>
          <text:p text:style-name="P3"><text:span text:style-name="T1">Json</text:span></text:p>
          <text:p text:style-name="P3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1" xml:id="id5" draw:id="id5" draw:layer="layout" svg:width="2.402cm" svg:height="2.902cm" svg:x="15.895cm" svg:y="11.794cm">
          <text:p text:style-name="P3"><text:span text:style-name="T2">pressed</text:span></text:p>
          <text:p text:style-name="P3"><text:span text:style-name="T2">.json</text:span></text:p>
          <text:p text:style-name="P3"><text:span text:style-name="T2"/></text:p>
          <text:p text:style-name="P3"><text:span text:style-name="T15">LIV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2" draw:layer="layout" draw:type="curve" svg:x1="3.4cm" svg:y1="4.7cm" svg:x2="3.398cm" svg:y2="13.095cm" draw:start-shape="id6" draw:start-glue-point="2" draw:end-shape="id7" svg:d="M3400 4700c0 6297-2 2100-2 8395" svg:viewBox="0 0 3 8396">
          <text:p/>
        </draw:connector>
        <draw:connector draw:style-name="gr10" draw:text-style-name="P2" draw:layer="layout" draw:type="curve" svg:x1="6.6cm" svg:y1="4.7cm" svg:x2="6.597cm" svg:y2="13.095cm" draw:start-shape="id8" draw:start-glue-point="2" draw:end-shape="id9" draw:end-glue-point="4" svg:d="M6600 4700c0 6279-3 2082-3 8395" svg:viewBox="0 0 4 8396">
          <text:p/>
        </draw:connector>
        <draw:connector draw:style-name="gr2" draw:text-style-name="P2" draw:layer="layout" draw:type="curve" svg:x1="13.994cm" svg:y1="15.094cm" svg:x2="14cm" svg:y2="16cm" draw:start-shape="id10" draw:start-glue-point="6" draw:end-shape="id11" draw:end-glue-point="0" svg:d="M13994 15094c0 681 6 228 6 906" svg:viewBox="0 0 7 907">
          <text:p/>
        </draw:connector>
        <draw:connector draw:style-name="gr2" draw:text-style-name="P2" draw:layer="layout" draw:type="curve" svg:x1="17.493cm" svg:y1="15.093cm" svg:x2="17.5cm" svg:y2="17.3cm" draw:start-shape="id12" draw:start-glue-point="6" draw:end-shape="id2" draw:end-glue-point="0" svg:d="M17493 15093c0 1656 7 553 7 2207" svg:viewBox="0 0 8 2208">
          <text:p/>
        </draw:connector>
        <draw:custom-shape draw:style-name="gr11" draw:text-style-name="P5" xml:id="id13" draw:id="id13" draw:layer="layout" svg:width="2.6cm" svg:height="1.901cm" svg:x="12.7cm" svg:y="18.298cm">
          <text:p text:style-name="P3"><text:span text:style-name="T16">/front</text:span></text:p>
          <text:p text:style-name="P3"><text:span text:style-name="T17"/></text:p>
          <text:p text:style-name="P3"><text:span text:style-name="T17">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5" xml:id="id14" draw:id="id14" draw:layer="layout" svg:width="2.6cm" svg:height="1.901cm" svg:x="16.2cm" svg:y="19.197cm">
          <text:p text:style-name="P3"><text:span text:style-name="T16">/front</text:span></text:p>
          <text:p text:style-name="P3"><text:span text:style-name="T18"/></text:p>
          <text:p text:style-name="P3"><text:span text:style-name="T8">LIV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" draw:text-style-name="P2" draw:layer="layout" draw:type="curve" svg:x1="14cm" svg:y1="16.9cm" svg:x2="14cm" svg:y2="18.298cm" draw:start-shape="id11" draw:start-glue-point="2" draw:end-shape="id13" draw:end-glue-point="0" svg:d="M14000 16900v1398" svg:viewBox="0 0 1 1399">
          <text:p/>
        </draw:connector>
        <draw:connector draw:style-name="gr2" draw:text-style-name="P2" draw:layer="layout" draw:type="curve" svg:x1="17.5cm" svg:y1="18.099cm" svg:x2="17.5cm" svg:y2="19.197cm" draw:start-shape="id2" draw:start-glue-point="2" draw:end-shape="id14" draw:end-glue-point="0" svg:d="M17500 18099v1098" svg:viewBox="0 0 1 1099">
          <text:p/>
        </draw:connector>
        <draw:custom-shape draw:style-name="gr12" draw:text-style-name="P12" xml:id="id17" draw:id="id17" draw:layer="layout" svg:width="2.599cm" svg:height="0.8cm" svg:x="8.1cm" svg:y="11.2cm">
          <text:p text:style-name="P3"><text:span text:style-name="T19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8.3cm" svg:y1="14.65cm" svg:x2="12.6cm" svg:y2="16.45cm" draw:start-shape="id1" draw:start-glue-point="1" draw:end-shape="id11" draw:end-glue-point="3" svg:d="M8300 14650c3226 0 1077 1800 4300 1800" svg:viewBox="0 0 4301 1801">
          <text:p/>
        </draw:connector>
        <draw:connector draw:style-name="gr10" draw:text-style-name="P2" draw:layer="layout" draw:type="curve" svg:x1="15.3cm" svg:y1="9.6cm" svg:x2="13.596cm" svg:y2="11.794cm" draw:start-shape="id4" draw:end-shape="id15" svg:d="M15300 9600c0 1647-1704 550-1704 2194" svg:viewBox="0 0 1705 2195">
          <text:p/>
        </draw:connector>
        <draw:connector draw:style-name="gr7" draw:text-style-name="P2" draw:layer="layout" draw:type="curve" svg:x1="13.6cm" svg:y1="4.8cm" svg:x2="15.3cm" svg:y2="8.5cm" draw:start-shape="id16" draw:start-glue-point="7" draw:end-shape="id4" draw:end-glue-point="0" svg:d="M13600 4800c0 2776 1700 927 1700 3700" svg:viewBox="0 0 1701 3701">
          <text:p/>
        </draw:connector>
        <draw:connector draw:style-name="gr2" draw:text-style-name="P2" draw:layer="layout" draw:type="curve" draw:line-skew="-0.316cm" svg:x1="13.6cm" svg:y1="2.798cm" svg:x2="3.4cm" svg:y2="2.999cm" draw:start-shape="id16" draw:start-glue-point="5" draw:end-shape="id6" draw:end-glue-point="0" svg:d="M13600 2798c0-1225-10200-1326-10200 201" svg:viewBox="0 0 10201 1134">
          <text:p/>
        </draw:connector>
        <draw:frame draw:style-name="gr13" draw:text-style-name="P13" draw:layer="layout" svg:width="0.7cm" svg:height="0.683cm" svg:x="1.7cm" svg:y="21.7cm">
          <draw:text-box>
            <text:p><text:span text:style-name="T20">A</text:span></text:p>
          </draw:text-box>
        </draw:frame>
        <draw:frame draw:style-name="gr14" draw:text-style-name="P13" draw:layer="layout" svg:width="0.7cm" svg:height="0.7cm" svg:x="4.1cm" svg:y="21.7cm">
          <draw:text-box>
            <text:p><text:span text:style-name="T20">B</text:span></text:p>
          </draw:text-box>
        </draw:frame>
        <draw:frame draw:style-name="gr15" draw:text-style-name="P14" draw:layer="layout" svg:width="1.81cm" svg:height="1.039cm" svg:x="2.1cm" svg:y="21.9cm">
          <draw:text-box>
            <text:p><text:span text:style-name="T21">writes to</text:span></text:p>
          </draw:text-box>
        </draw:frame>
        <draw:frame draw:style-name="gr16" draw:text-style-name="P15" draw:layer="layout" svg:width="2.034cm" svg:height="0.664cm" svg:x="2.1cm" svg:y="22.8cm">
          <draw:text-box>
            <text:p><text:span text:style-name="T21">is read by</text:span></text:p>
          </draw:text-box>
        </draw:frame>
        <draw:custom-shape draw:style-name="gr17" draw:text-style-name="P10" draw:layer="layout" svg:width="2.401cm" svg:height="0.802cm" svg:x="1.999cm" svg:y="17.598cm">
          <text:p text:style-name="P3"><text:span text:style-name="T22">application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layer="layout" svg:width="1.301cm" svg:height="0.803cm" svg:x="1.999cm" svg:y="20.497cm">
          <text:p text:style-name="P3"><text:span text:style-name="T23">UI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8" draw:text-style-name="P2" draw:layer="layout" draw:type="curve" svg:x1="2.275cm" svg:y1="21.988cm" svg:x2="4.275cm" svg:y2="21.988cm" svg:d="M2275 21988h2000" svg:viewBox="0 0 2001 1">
          <text:p/>
        </draw:connector>
        <draw:frame draw:style-name="gr13" draw:text-style-name="P13" draw:layer="layout" svg:width="0.7cm" svg:height="0.683cm" svg:x="1.7cm" svg:y="22.6cm">
          <draw:text-box>
            <text:p><text:span text:style-name="T20">A</text:span></text:p>
          </draw:text-box>
        </draw:frame>
        <draw:frame draw:style-name="gr14" draw:text-style-name="P13" draw:layer="layout" svg:width="0.7cm" svg:height="0.7cm" svg:x="4.1cm" svg:y="22.6cm">
          <draw:text-box>
            <text:p><text:span text:style-name="T20">B</text:span></text:p>
          </draw:text-box>
        </draw:frame>
        <draw:connector draw:style-name="gr19" draw:text-style-name="P2" draw:layer="layout" draw:type="curve" svg:x1="2.275cm" svg:y1="22.888cm" svg:x2="4.275cm" svg:y2="22.888cm" svg:d="M2275 22888h2000" svg:viewBox="0 0 2001 1">
          <text:p/>
        </draw:connector>
        <draw:connector draw:style-name="gr10" draw:text-style-name="P2" draw:layer="layout" draw:type="curve" svg:x1="9.399cm" svg:y1="11.2cm" svg:x2="9.4cm" svg:y2="10.298cm" draw:start-shape="id17" draw:start-glue-point="0" draw:end-shape="id18" draw:end-glue-point="6" svg:d="M9399 11200c0-675 1-224 1-902" svg:viewBox="0 0 2 903">
          <text:p/>
        </draw:connector>
        <draw:custom-shape draw:style-name="gr20" draw:text-style-name="P17" xml:id="id18" draw:id="id18" draw:layer="layout" svg:width="2.8cm" svg:height="1.098cm" svg:x="8cm" svg:y="9.2cm">
          <text:p text:style-name="P3"><text:span text:style-name="T24">SQ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8" xml:id="id4" draw:id="id4" draw:layer="layout" svg:width="4cm" svg:height="1.1cm" svg:x="13.3cm" svg:y="8.5cm">
          <text:p text:style-name="P3"><text:span text:style-name="T14">facia-press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curve" svg:x1="7.001cm" svg:y1="6.35cm" svg:x2="8cm" svg:y2="6.349cm" draw:start-shape="id19" draw:start-glue-point="1" draw:end-shape="id20" draw:end-glue-point="5" svg:d="M7001 6350c750 0 251-1 999-1" svg:viewBox="0 0 1000 2">
          <text:p/>
        </draw:connector>
        <draw:custom-shape draw:style-name="gr20" draw:text-style-name="P17" xml:id="id21" draw:id="id21" draw:layer="layout" svg:width="2.8cm" svg:height="1.098cm" svg:x="7.999cm" svg:y="7.899cm">
          <text:p text:style-name="P3"><text:span text:style-name="T24">SQ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1" draw:text-style-name="P2" draw:layer="layout" draw:type="curve" svg:x1="10.8cm" svg:y1="9.749cm" svg:x2="13.3cm" svg:y2="9.05cm" draw:start-shape="id18" draw:start-glue-point="8" draw:end-shape="id4" draw:end-glue-point="3" svg:d="M10800 9749c1876 0 627-699 2500-699" svg:viewBox="0 0 2501 700">
          <text:p/>
        </draw:connector>
        <draw:connector draw:style-name="gr21" draw:text-style-name="P2" draw:layer="layout" draw:type="curve" svg:x1="10.799cm" svg:y1="8.448cm" svg:x2="13.3cm" svg:y2="9.05cm" draw:start-shape="id21" draw:start-glue-point="8" draw:end-shape="id4" draw:end-glue-point="3" svg:d="M10799 8448c1876 0 626 602 2501 602" svg:viewBox="0 0 2502 603">
          <text:p/>
        </draw:connector>
        <draw:connector draw:style-name="gr2" draw:text-style-name="P2" draw:layer="layout" draw:type="curve" svg:x1="8.3cm" svg:y1="14.65cm" svg:x2="9.399cm" svg:y2="12cm" draw:start-shape="id1" draw:start-glue-point="1" draw:end-shape="id17" draw:end-glue-point="2" svg:d="M8300 14650c733 0 1099-883 1099-2650" svg:viewBox="0 0 1100 2651">
          <text:p/>
        </draw:connector>
        <draw:custom-shape draw:style-name="gr3" draw:text-style-name="P19" draw:layer="layout" svg:width="2.402cm" svg:height="0.8cm" svg:x="1.996cm" svg:y="19.3cm">
          <text:p text:style-name="P3"><text:span text:style-name="T21">S3 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20" draw:layer="layout" svg:width="4cm" svg:height="0.7cm" svg:x="1.9cm" svg:y="18.4cm">
          <draw:text-box>
            <text:p><text:span text:style-name="T17">*multiple instances</text:span></text:p>
          </draw:text-box>
        </draw:frame>
        <draw:custom-shape draw:style-name="gr23" draw:text-style-name="P18" xml:id="id19" draw:id="id19" draw:layer="layout" svg:width="4cm" svg:height="1.1cm" svg:x="3.001cm" svg:y="5.8cm">
          <text:p text:style-name="P3"><text:span text:style-name="T14">facia-tool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xml:id="id20" draw:id="id20" draw:layer="layout" svg:width="2.8cm" svg:height="1.098cm" svg:x="8cm" svg:y="5.8cm">
          <text:p text:style-name="P3"><text:span text:style-name="T24">SN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text-style-name="P2" draw:layer="layout" draw:type="curve" svg:x1="9.4cm" svg:y1="6.898cm" svg:x2="9.399cm" svg:y2="7.899cm" draw:start-shape="id20" draw:start-glue-point="6" draw:end-shape="id21" draw:end-glue-point="4" svg:d="M9400 6898c0 751-1 251-1 1001" svg:viewBox="0 0 2 1002">
          <text:p/>
        </draw:connector>
        <draw:frame draw:style-name="gr25" draw:text-style-name="P22" xml:id="id22" draw:id="id22" draw:layer="layout" svg:width="3.453cm" svg:height="1.433cm" svg:x="8.5cm" svg:y="3.634cm">
          <draw:text-box>
            <text:p text:style-name="P21"><text:span text:style-name="T21">SQS, Lambda etc</text:span><text:span text:style-name="T21"><text:line-break/></text:span><text:span text:style-name="T21"> in </text:span><text:span text:style-name="T25">mobile</text:span><text:span text:style-name="T21"> account</text:span><text:span text:style-name="T21"><text:line-break/></text:span><text:span text:style-name="T21">(for cache purging)</text:span></text:p>
          </draw:text-box>
        </draw:frame>
        <draw:connector draw:style-name="gr26" draw:text-style-name="P2" draw:layer="layout" draw:type="curve" svg:x1="9.4cm" svg:y1="5.8cm" svg:x2="10.226cm" svg:y2="5.067cm" draw:start-shape="id20" draw:start-glue-point="4" draw:end-shape="id22" draw:end-glue-point="2" svg:d="M9400 5800c0-550 826-184 826-733" svg:viewBox="0 0 827 73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3000 3000" svg:d="M1500 0l1500 2789v211h-114l-1286-2392v2392h-200v-2392l-1286 2392h-114v-211z"/>
    <draw:marker draw:name="Arrowheads_20_4" draw:display-name="Arrowheads 4" svg:viewBox="0 7 20 13" svg:d="M0 20l10-13 10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an </meta:initial-creator>
    <meta:creation-date>2014-05-24T16:26:21</meta:creation-date>
    <dc:date>2024-01-09T15:21:22.483327560</dc:date>
    <meta:editing-duration>PT16H56M1S</meta:editing-duration>
    <meta:editing-cycles>159</meta:editing-cycles>
    <meta:generator>LibreOffice/7.6.4.1$MacOSX_AARCH64 LibreOffice_project/e19e193f88cd6c0525a17fb7a176ed8e6a3e2aa1</meta:generator>
    <meta:document-statistic meta:object-count="62"/>
  </office:meta>
</office:document-meta>
</file>